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2618in"/>
    </style:style>
    <style:style style:name="co3" style:family="table-column">
      <style:table-column-properties fo:break-before="auto" style:column-width="6.1772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5492in" fo:break-before="auto" style:use-optimal-row-height="true"/>
    </style:style>
    <style:style style:name="ro5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2pt" style:font-size-asian="12pt" style:font-size-complex="12pt"/>
    </style:style>
    <style:style style:name="ce2" style:family="table-cell" style:parent-style-name="Default">
      <style:text-properties style:font-name="Arial" fo:font-size="12pt" style:font-size-asian="12pt" style:font-size-complex="12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4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1016" table:default-cell-style-name="ce2"/>
        <table:table-row table:style-name="ro2"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geequ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single/sgeequ.f</text:p>
          </table:table-cell>
          <table:table-cell table:style-name="ce3" office:value-type="string">
            <text:p>computes row and column scalings intended to equilibrate an M-by-N matrix A and reduce its cn</text:p>
          </table:table-cell>
          <table:table-cell table:formula="of:=228+[.A1]+220" office:value-type="float" office:value="449">
            <text:p>449</text:p>
          </table:table-cell>
          <table:table-cell table:number-columns-repeated="1015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string">
            <text:p>geequ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double/dgeequ.f</text:p>
          </table:table-cell>
          <table:table-cell table:style-name="ce3" office:value-type="string">
            <text:p>computes row and column scalings intended to equilibrate an M-by-N matrix A and reduce its cn</text:p>
          </table:table-cell>
          <table:table-cell table:formula="of:=228+[.A2]+220" office:value-type="float" office:value="450">
            <text:p>450</text:p>
          </table:table-cell>
          <table:table-cell table:number-columns-repeated="1015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c</text:p>
          </table:table-cell>
          <table:table-cell office:value-type="string">
            <text:p>geequ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<text:a xlink:href="http://www.netlib.org/lapack/complex/">http://www.netlib.org/lapack/complex/</text:a>cgeequ.f</text:p>
          </table:table-cell>
          <table:table-cell table:style-name="ce3" office:value-type="string">
            <text:p>computes row and column scalings intended to equilibrate an M-by-N matrix A and reduce its cn</text:p>
          </table:table-cell>
          <table:table-cell table:formula="of:=228+[.A3]+220" office:value-type="float" office:value="451">
            <text:p>451</text:p>
          </table:table-cell>
          <table:table-cell table:number-columns-repeated="1015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z</text:p>
          </table:table-cell>
          <table:table-cell office:value-type="string">
            <text:p>geequ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complex16/zgeequ.f</text:p>
          </table:table-cell>
          <table:table-cell table:style-name="ce3" office:value-type="string">
            <text:p>computes row and column scalings intended to equilibrate an M-by-N matrix A and reduce its cn</text:p>
          </table:table-cell>
          <table:table-cell table:formula="of:=228+[.A4]+220" office:value-type="float" office:value="452">
            <text:p>452</text:p>
          </table:table-cell>
          <table:table-cell table:number-columns-repeated="1015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s</text:p>
          </table:table-cell>
          <table:table-cell office:value-type="string">
            <text:p>gbequ</text:p>
          </table:table-cell>
          <table:table-cell office:value-type="string">
            <text:p>general</text:p>
          </table:table-cell>
          <table:table-cell office:value-type="string">
            <text:p>band</text:p>
          </table:table-cell>
          <table:table-cell office:value-type="string">
            <text:p>http://www.netlib.org/lapack/single/sgbequ.f</text:p>
          </table:table-cell>
          <table:table-cell table:style-name="ce3" office:value-type="string">
            <text:p>computes row and column scalings intended to equilibrate an M-by-N band matrix A and reduce its cn</text:p>
          </table:table-cell>
          <table:table-cell table:formula="of:=228+[.A5]+220" office:value-type="float" office:value="453">
            <text:p>453</text:p>
          </table:table-cell>
          <table:table-cell table:number-columns-repeated="1015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d</text:p>
          </table:table-cell>
          <table:table-cell office:value-type="string">
            <text:p>gbequ</text:p>
          </table:table-cell>
          <table:table-cell office:value-type="string">
            <text:p>general</text:p>
          </table:table-cell>
          <table:table-cell office:value-type="string">
            <text:p>band</text:p>
          </table:table-cell>
          <table:table-cell office:value-type="string">
            <text:p><text:a xlink:href="http://www.netlib.org/lapack/double/">http://www.netlib.org/lapack/double/</text:a>dgbequ.f</text:p>
          </table:table-cell>
          <table:table-cell table:style-name="ce3" office:value-type="string">
            <text:p>computes row and column scalings intended to equilibrate an M-by-N band matrix A and reduce its cn</text:p>
          </table:table-cell>
          <table:table-cell table:formula="of:=228+[.A6]+220" office:value-type="float" office:value="454">
            <text:p>454</text:p>
          </table:table-cell>
          <table:table-cell table:number-columns-repeated="1015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c</text:p>
          </table:table-cell>
          <table:table-cell office:value-type="string">
            <text:p>gbequ</text:p>
          </table:table-cell>
          <table:table-cell office:value-type="string">
            <text:p>general</text:p>
          </table:table-cell>
          <table:table-cell office:value-type="string">
            <text:p>band</text:p>
          </table:table-cell>
          <table:table-cell office:value-type="string">
            <text:p><text:a xlink:href="http://www.netlib.org/lapack/complex/cgbequ">http://www.netlib.org/lapack/complex/cgbequ</text:a>.f</text:p>
          </table:table-cell>
          <table:table-cell table:style-name="ce3" office:value-type="string">
            <text:p>computes row and column scalings intended to equilibrate an M-by-N band matrix A and reduce its cn</text:p>
          </table:table-cell>
          <table:table-cell table:formula="of:=228+[.A7]+220" office:value-type="float" office:value="455">
            <text:p>455</text:p>
          </table:table-cell>
          <table:table-cell table:number-columns-repeated="1015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z</text:p>
          </table:table-cell>
          <table:table-cell office:value-type="string">
            <text:p>gbequ</text:p>
          </table:table-cell>
          <table:table-cell office:value-type="string">
            <text:p>general</text:p>
          </table:table-cell>
          <table:table-cell office:value-type="string">
            <text:p>band</text:p>
          </table:table-cell>
          <table:table-cell office:value-type="string">
            <text:p>http://www.netlib.org/lapack/complex16/zgbequ.f</text:p>
          </table:table-cell>
          <table:table-cell table:style-name="ce3" office:value-type="string">
            <text:p>computes row and column scalings intended to equilibrate an M-by-N band matrix A and reduce its cn</text:p>
          </table:table-cell>
          <table:table-cell table:formula="of:=228+[.A8]+220" office:value-type="float" office:value="456">
            <text:p>456</text:p>
          </table:table-cell>
          <table:table-cell table:number-columns-repeated="1015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s</text:p>
          </table:table-cell>
          <table:table-cell office:value-type="string">
            <text:p>poequ</text:p>
          </table:table-cell>
          <table:table-cell office:value-type="string">
            <text:p>SPD</text:p>
          </table:table-cell>
          <table:table-cell office:value-type="string">
            <text:p>full</text:p>
          </table:table-cell>
          <table:table-cell office:value-type="string">
            <text:p>http://www.netlib.org/lapack/single/spoequ.f</text:p>
          </table:table-cell>
          <table:table-cell table:style-name="ce3" office:value-type="string">
            <text:p>computes row and column scalings intended to equilibrate a symmetric positive definite matrix A and reduce its cn (with respect to the two-norm)</text:p>
          </table:table-cell>
          <table:table-cell table:formula="of:=228+[.A9]+220" office:value-type="float" office:value="457">
            <text:p>457</text:p>
          </table:table-cell>
          <table:table-cell table:number-columns-repeated="1015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d</text:p>
          </table:table-cell>
          <table:table-cell office:value-type="string">
            <text:p>poequ</text:p>
          </table:table-cell>
          <table:table-cell office:value-type="string">
            <text:p>SPD</text:p>
          </table:table-cell>
          <table:table-cell office:value-type="string">
            <text:p>full</text:p>
          </table:table-cell>
          <table:table-cell office:value-type="string">
            <text:p><text:a xlink:href="http://www.netlib.org/lapack/double/dpoequ">http://www.netlib.org/lapack/double/dpoequ</text:a>.f</text:p>
          </table:table-cell>
          <table:table-cell table:style-name="ce3" office:value-type="string">
            <text:p>computes row and column scalings intended to equilibrate a symmetric positive definite matrix A and reduce its cn (with respect to the two-norm)</text:p>
          </table:table-cell>
          <table:table-cell table:formula="of:=228+[.A10]+220" office:value-type="float" office:value="458">
            <text:p>458</text:p>
          </table:table-cell>
          <table:table-cell table:number-columns-repeated="1015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c</text:p>
          </table:table-cell>
          <table:table-cell office:value-type="string">
            <text:p>poequ</text:p>
          </table:table-cell>
          <table:table-cell office:value-type="string">
            <text:p>HPD</text:p>
          </table:table-cell>
          <table:table-cell office:value-type="string">
            <text:p>full</text:p>
          </table:table-cell>
          <table:table-cell office:value-type="string">
            <text:p><text:a xlink:href="http://www.netlib.org/lapack/complex/">http://www.netlib.org/lapack/complex/</text:a>cpoequ.f</text:p>
          </table:table-cell>
          <table:table-cell table:style-name="ce3" office:value-type="string">
            <text:p>computes row and column scalings intended to equilibrate a Hermitian positive definite matrix A and reduce its cn (with respect to the two-norm)</text:p>
          </table:table-cell>
          <table:table-cell table:formula="of:=228+[.A11]+220" office:value-type="float" office:value="459">
            <text:p>459</text:p>
          </table:table-cell>
          <table:table-cell table:number-columns-repeated="1015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z</text:p>
          </table:table-cell>
          <table:table-cell office:value-type="string">
            <text:p>poequ</text:p>
          </table:table-cell>
          <table:table-cell office:value-type="string">
            <text:p>HPD</text:p>
          </table:table-cell>
          <table:table-cell office:value-type="string">
            <text:p>full</text:p>
          </table:table-cell>
          <table:table-cell office:value-type="string">
            <text:p>http://www.netlib.org/lapack/complex16/zpoequ.f</text:p>
          </table:table-cell>
          <table:table-cell table:style-name="ce3" office:value-type="string">
            <text:p>computes row and column scalings intended to equilibrate a Hermitian positive definite matrix A and reduce its cn (with respect to the two-norm)</text:p>
          </table:table-cell>
          <table:table-cell table:formula="of:=228+[.A12]+220" office:value-type="float" office:value="460">
            <text:p>460</text:p>
          </table:table-cell>
          <table:table-cell table:number-columns-repeated="1015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s</text:p>
          </table:table-cell>
          <table:table-cell office:value-type="string">
            <text:p>pbequ</text:p>
          </table:table-cell>
          <table:table-cell office:value-type="string">
            <text:p>SPD</text:p>
          </table:table-cell>
          <table:table-cell office:value-type="string">
            <text:p>band</text:p>
          </table:table-cell>
          <table:table-cell office:value-type="string">
            <text:p>http://www.netlib.org/lapack/single/spbequ.f</text:p>
          </table:table-cell>
          <table:table-cell table:style-name="ce3" office:value-type="string">
            <text:p>computes row and column scalings intended to equilibrate a symmetric positive definite band matrix A and reduce its cn (with respect to the two-norm)</text:p>
          </table:table-cell>
          <table:table-cell table:formula="of:=228+[.A13]+220" office:value-type="float" office:value="461">
            <text:p>461</text:p>
          </table:table-cell>
          <table:table-cell table:number-columns-repeated="1015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d</text:p>
          </table:table-cell>
          <table:table-cell office:value-type="string">
            <text:p>pbequ</text:p>
          </table:table-cell>
          <table:table-cell office:value-type="string">
            <text:p>SPD</text:p>
          </table:table-cell>
          <table:table-cell office:value-type="string">
            <text:p>band</text:p>
          </table:table-cell>
          <table:table-cell office:value-type="string">
            <text:p><text:a xlink:href="http://www.netlib.org/lapack/double/dpbequ">http://www.netlib.org/lapack/double/dpbequ</text:a>.f</text:p>
          </table:table-cell>
          <table:table-cell table:style-name="ce3" office:value-type="string">
            <text:p>computes row and column scalings intended to equilibrate a symmetric positive definite band matrix A and reduce its cn (with respect to the two-norm)</text:p>
          </table:table-cell>
          <table:table-cell table:formula="of:=228+[.A14]+220" office:value-type="float" office:value="462">
            <text:p>462</text:p>
          </table:table-cell>
          <table:table-cell table:number-columns-repeated="1015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c</text:p>
          </table:table-cell>
          <table:table-cell office:value-type="string">
            <text:p>pbequ</text:p>
          </table:table-cell>
          <table:table-cell office:value-type="string">
            <text:p>HPD</text:p>
          </table:table-cell>
          <table:table-cell office:value-type="string">
            <text:p>band</text:p>
          </table:table-cell>
          <table:table-cell office:value-type="string">
            <text:p>http://www.netlib.org/lapack/complex/cpbequ.f</text:p>
          </table:table-cell>
          <table:table-cell table:style-name="ce3" office:value-type="string">
            <text:p>computes row and column scalings intended to equilibrate a Hermitian positive definite band matrix A and reduce its cn (with respect to the two-norm)</text:p>
          </table:table-cell>
          <table:table-cell table:formula="of:=228+[.A15]+220" office:value-type="float" office:value="463">
            <text:p>463</text:p>
          </table:table-cell>
          <table:table-cell table:number-columns-repeated="1015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z</text:p>
          </table:table-cell>
          <table:table-cell office:value-type="string">
            <text:p>pbequ</text:p>
          </table:table-cell>
          <table:table-cell office:value-type="string">
            <text:p>HPD</text:p>
          </table:table-cell>
          <table:table-cell office:value-type="string">
            <text:p>band</text:p>
          </table:table-cell>
          <table:table-cell office:value-type="string">
            <text:p>http://www.netlib.org/lapack/complex16/zpbequ.f</text:p>
          </table:table-cell>
          <table:table-cell table:style-name="ce3" office:value-type="string">
            <text:p>computes row and column scalings intended to equilibrate a Hermitian positive definite band matrix A and reduce its cn (with respect to the two-norm)</text:p>
          </table:table-cell>
          <table:table-cell table:formula="of:=228+[.A16]+220" office:value-type="float" office:value="464">
            <text:p>464</text:p>
          </table:table-cell>
          <table:table-cell table:number-columns-repeated="1015"/>
        </table:table-row>
        <table:table-row table:style-name="ro4">
          <table:table-cell office:value-type="float" office:value="17">
            <text:p>17</text:p>
          </table:table-cell>
          <table:table-cell office:value-type="string">
            <text:p>s</text:p>
          </table:table-cell>
          <table:table-cell office:value-type="string">
            <text:p>ppequ</text:p>
          </table:table-cell>
          <table:table-cell office:value-type="string">
            <text:p>SPD</text:p>
          </table:table-cell>
          <table:table-cell office:value-type="string">
            <text:p>packed</text:p>
          </table:table-cell>
          <table:table-cell office:value-type="string">
            <text:p>http://www.netlib.org/lapack/single/sppequ.f</text:p>
          </table:table-cell>
          <table:table-cell table:style-name="ce3" office:value-type="string">
            <text:p>computes row and column scalings intended to equilibrate a symmetric positive definite matrix A in packed storage and reduce its cn (with respect to the two-norm)</text:p>
          </table:table-cell>
          <table:table-cell table:formula="of:=228+[.A17]+220" office:value-type="float" office:value="465">
            <text:p>465</text:p>
          </table:table-cell>
          <table:table-cell table:number-columns-repeated="1015"/>
        </table:table-row>
        <table:table-row table:style-name="ro4">
          <table:table-cell office:value-type="float" office:value="18">
            <text:p>18</text:p>
          </table:table-cell>
          <table:table-cell office:value-type="string">
            <text:p>d</text:p>
          </table:table-cell>
          <table:table-cell office:value-type="string">
            <text:p>ppequ</text:p>
          </table:table-cell>
          <table:table-cell office:value-type="string">
            <text:p>SPD</text:p>
          </table:table-cell>
          <table:table-cell office:value-type="string">
            <text:p>packed</text:p>
          </table:table-cell>
          <table:table-cell office:value-type="string">
            <text:p>http://www.netlib.org/lapack/double/dppequ.f</text:p>
          </table:table-cell>
          <table:table-cell table:style-name="ce3" office:value-type="string">
            <text:p>computes row and column scalings intended to equilibrate a symmetric positive definite matrix A in packed storage and reduce its cn (with respect to the two-norm)</text:p>
          </table:table-cell>
          <table:table-cell table:formula="of:=228+[.A18]+220" office:value-type="float" office:value="466">
            <text:p>466</text:p>
          </table:table-cell>
          <table:table-cell table:number-columns-repeated="1015"/>
        </table:table-row>
        <table:table-row table:style-name="ro4">
          <table:table-cell office:value-type="float" office:value="19">
            <text:p>19</text:p>
          </table:table-cell>
          <table:table-cell office:value-type="string">
            <text:p>c</text:p>
          </table:table-cell>
          <table:table-cell office:value-type="string">
            <text:p>ppequ</text:p>
          </table:table-cell>
          <table:table-cell office:value-type="string">
            <text:p>HPD</text:p>
          </table:table-cell>
          <table:table-cell office:value-type="string">
            <text:p>packed</text:p>
          </table:table-cell>
          <table:table-cell office:value-type="string">
            <text:p><text:a xlink:href="http://www.netlib.org/lapack/complex/">http://www.netlib.org/lapack/complex/</text:a>cppequ.f</text:p>
          </table:table-cell>
          <table:table-cell table:style-name="ce3" office:value-type="string">
            <text:p>computes row and column scalings intended to equilibrate a Hermitian positive definite matrix A in packed storage and reduce its cn (with respect to the two-norm)</text:p>
          </table:table-cell>
          <table:table-cell table:formula="of:=228+[.A19]+220" office:value-type="float" office:value="467">
            <text:p>467</text:p>
          </table:table-cell>
          <table:table-cell table:number-columns-repeated="1015"/>
        </table:table-row>
        <table:table-row table:style-name="ro4">
          <table:table-cell office:value-type="float" office:value="20">
            <text:p>20</text:p>
          </table:table-cell>
          <table:table-cell office:value-type="string">
            <text:p>z</text:p>
          </table:table-cell>
          <table:table-cell office:value-type="string">
            <text:p>ppequ</text:p>
          </table:table-cell>
          <table:table-cell office:value-type="string">
            <text:p>HPD</text:p>
          </table:table-cell>
          <table:table-cell office:value-type="string">
            <text:p>packed</text:p>
          </table:table-cell>
          <table:table-cell office:value-type="string">
            <text:p>http://www.netlib.org/lapack/complex16/zppequ.f</text:p>
          </table:table-cell>
          <table:table-cell table:style-name="ce3" office:value-type="string">
            <text:p>computes row and column scalings intended to equilibrate a Hermitian positive definite matrix A in packed storage and reduce its cn (with respect to the two-norm)</text:p>
          </table:table-cell>
          <table:table-cell table:formula="of:=228+[.A20]+220" office:value-type="float" office:value="468">
            <text:p>468</text:p>
          </table:table-cell>
          <table:table-cell table:number-columns-repeated="1015"/>
        </table:table-row>
        <table:table-row table:style-name="ro5" table:number-rows-repeated="1048555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5">11/15/2011</text:date>, <text:time>14:58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-Lin Bernstein</meta:initial-creator>
    <meta:creation-date>2011-08-31T14:20:58</meta:creation-date>
    <dc:date>2011-11-15T14:58:06</dc:date>
    <dc:creator>Sa-Lin Bernstein</dc:creator>
    <meta:editing-duration>PT00H24M07S</meta:editing-duration>
    <meta:editing-cycles>30</meta:editing-cycles>
    <meta:generator>OpenOffice.org/3.2$Unix OpenOffice.org_project/320m12$Build-9483</meta:generator>
    <meta:document-statistic meta:table-count="3" meta:cell-count="160" meta:object-count="0"/>
  </office:meta>
</office:document-meta>
</file>